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AU" officeooo:paragraph-rsid="000edbc8" fo:background-color="#c9211e"/>
    </style:style>
    <style:style style:name="T1" style:family="text">
      <style:text-properties fo:background-color="#66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PU threads: 12; OS: </text:span>Windows<text:span text:style-name="T1"> 10 X86_64 (10.0 build 19045); UI render: Skia/Raster;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0T22:48:30.579550033</meta:creation-date>
    <dc:date>2025-02-10T23:02:43.132549055</dc:date>
    <meta:editing-duration>PT59S</meta:editing-duration>
    <meta:editing-cycles>2</meta:editing-cycles>
    <meta:generator>LibreOfficeDev/25.8.0.0.alpha0$Linux_X86_64 LibreOffice_project/249440f5b7a84f5855301ce71f365679e7ce45a6</meta:generator>
    <meta:document-statistic meta:table-count="0" meta:image-count="0" meta:object-count="0" meta:page-count="1" meta:paragraph-count="1" meta:word-count="13" meta:character-count="83" meta:non-whitespace-character-count="70"/>
  </office:meta>
</office:document-meta>
</file>